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2951in" style:rel-column-width="3300*"/>
    </style:style>
    <style:style style:name="Table1.B" style:family="table-column">
      <style:table-column-properties style:column-width="2.3215in" style:rel-column-width="3338*"/>
    </style:style>
    <style:style style:name="Table1.C" style:family="table-column">
      <style:table-column-properties style:column-width="2.3076in" style:rel-column-width="331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854in" style:rel-column-width="411*"/>
    </style:style>
    <style:style style:name="Table2.B" style:family="table-column">
      <style:table-column-properties style:column-width="1.5632in" style:rel-column-width="2252*"/>
    </style:style>
    <style:style style:name="Table2.C" style:family="table-column">
      <style:table-column-properties style:column-width="5.0764in" style:rel-column-width="7312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2pt" style:text-underline-style="solid" style:text-underline-width="auto" style:text-underline-color="font-color" officeooo:rsid="0006af94" officeooo:paragraph-rsid="0006af94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6af94" officeooo:paragraph-rsid="0006af94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c6bbe" officeooo:paragraph-rsid="000c6bbe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6af94" officeooo:paragraph-rsid="0006af94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751dc" officeooo:paragraph-rsid="000751dc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officeooo:rsid="0008528a" officeooo:paragraph-rsid="0008528a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officeooo:rsid="000a6dfd" officeooo:paragraph-rsid="000a6dfd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06b8f3" officeooo:paragraph-rsid="0006b8f3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ans" officeooo:rsid="00123d36" officeooo:paragraph-rsid="00123d36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123d36" officeooo:paragraph-rsid="00123d36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145290" officeooo:paragraph-rsid="00145290"/>
    </style:style>
    <style:style style:name="P13" style:family="paragraph" style:parent-style-name="Standard">
      <style:paragraph-properties fo:text-align="start" style:justify-single-word="false" fo:break-before="page"/>
      <style:text-properties style:font-name="Liberation Sans" style:text-underline-style="solid" style:text-underline-width="auto" style:text-underline-color="font-color" officeooo:rsid="00183a68" officeooo:paragraph-rsid="00183a68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183a68" officeooo:paragraph-rsid="00183a68"/>
    </style:style>
    <style:style style:name="P15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a67a8" officeooo:paragraph-rsid="001a67a8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b16b" officeooo:paragraph-rsid="001bb16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e9ab5" officeooo:paragraph-rsid="001e9ab5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f56b4" officeooo:paragraph-rsid="001f56b4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officeooo:rsid="001f56b4" officeooo:paragraph-rsid="001f56b4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20916b" officeooo:paragraph-rsid="0020916b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officeooo:rsid="0020916b" officeooo:paragraph-rsid="0020916b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officeooo:rsid="00212ad0" officeooo:paragraph-rsid="00212ad0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212ad0" officeooo:paragraph-rsid="00212ad0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22be93" officeooo:paragraph-rsid="0022be93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22be93" officeooo:paragraph-rsid="0022be93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39bfa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984fe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officeooo:rsid="0029e2e2" officeooo:paragraph-rsid="0029e2e2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29e2e2" officeooo:paragraph-rsid="0029e2e2"/>
    </style:style>
    <style:style style:name="P31" style:family="paragraph" style:parent-style-name="Standard">
      <style:paragraph-properties fo:text-align="start" style:justify-single-word="false"/>
      <style:text-properties style:font-name="Liberation Sans" officeooo:rsid="001a67a8" officeooo:paragraph-rsid="001a67a8"/>
    </style:style>
    <style:style style:name="T1" style:family="text">
      <style:text-properties officeooo:rsid="00073f5e"/>
    </style:style>
    <style:style style:name="T2" style:family="text">
      <style:text-properties officeooo:rsid="00198f37"/>
    </style:style>
    <style:style style:name="T3" style:family="text">
      <style:text-properties officeooo:rsid="0029a8cd"/>
    </style:style>
    <style:style style:name="T4" style:family="text">
      <style:text-properties officeooo:rsid="0025940a"/>
    </style:style>
    <style:style style:name="T5" style:family="text">
      <style:text-properties officeooo:rsid="0027196d"/>
    </style:style>
    <style:style style:name="T6" style:family="text">
      <style:text-properties officeooo:rsid="002898d5"/>
    </style:style>
    <style:style style:name="T7" style:family="text">
      <style:text-properties officeooo:rsid="002984f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dureka Industrial Grade Project</text:p>
      <text:p text:style-name="P2"/>
      <text:p text:style-name="P2">Contribut<text:span text:style-name="T1">or</text:span>: Rakesh Ranade</text:p>
      <text:p text:style-name="P2"/>
      <text:p text:style-name="P3">Version 1</text:p>
      <text:p text:style-name="P2"/>
      <text:p text:style-name="P4"/>
      <text:p text:style-name="P4"/>
      <text:p text:style-name="P4"/>
      <text:p text:style-name="P5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6">Document Histor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Date</text:p>
          </table:table-cell>
          <table:table-cell table:style-name="Table1.A2" office:value-type="string">
            <text:p text:style-name="P7">Description</text:p>
          </table:table-cell>
          <table:table-cell table:style-name="Table1.C2" office:value-type="string">
            <text:p text:style-name="P7">Author</text:p>
          </table:table-cell>
        </table:table-row>
        <table:table-row>
          <table:table-cell table:style-name="Table1.A2" office:value-type="string">
            <text:p text:style-name="P8">02/12/2025</text:p>
          </table:table-cell>
          <table:table-cell table:style-name="Table1.A2" office:value-type="string">
            <text:p text:style-name="P8">Created</text:p>
          </table:table-cell>
          <table:table-cell table:style-name="Table1.C2" office:value-type="string">
            <text:p text:style-name="P8">Rakesh Ranade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4"/>
      <text:p text:style-name="P9"/>
      <text:p text:style-name="P10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</text:index-body>
      </text:table-of-content>
      <text:p text:style-name="P11"/>
      <text:p text:style-name="P12"/>
      <text:p text:style-name="P12"/>
      <text:p text:style-name="P13">Introduction:</text:p>
      <text:p text:style-name="P14"/>
      <text:p text:style-name="P14">This document contains information regarding the project work completed for Edureka DevOps certification. <text:s/><text:span text:style-name="T2">Goal of this project is to develop a deployment pipeline using git as a source repository, jenkings as a CI/CD pipeline and docker as its image creation tool. <text:s/>At the end the same image is deployed at microk8s on the same machine</text:span></text:p>
      <text:p text:style-name="P14"/>
      <text:p text:style-name="P14"/>
      <text:p text:style-name="P15">Environment/<text:span text:style-name="T3">Inventory</text:span>: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#</text:p>
          </table:table-cell>
          <table:table-cell table:style-name="Table2.A1" office:value-type="string">
            <text:p text:style-name="P17">Description</text:p>
          </table:table-cell>
          <table:table-cell table:style-name="Table2.C1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20">GitHub repository</text:p>
          </table:table-cell>
          <table:table-cell table:style-name="Table2.C2" office:value-type="string">
            <text:p text:style-name="P18">https://github.com/rakeshranade/Edureka-IGP1</text:p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2">Docker Registry</text:p>
          </table:table-cell>
          <table:table-cell table:style-name="Table2.C2" office:value-type="string">
            <text:p text:style-name="P18"><text:a xlink:type="simple" xlink:href="https://hub.docker.com/r/rranade/edureka-igp" text:style-name="Internet_20_link" text:visited-style-name="Visited_20_Internet_20_Link">https://hub.docker.com/r/rranade/edureka-igp</text:a>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24">Jenkins</text:p>
          </table:table-cell>
          <table:table-cell table:style-name="Table2.C2" office:value-type="string">
            <text:p text:style-name="P24">Running on a Ubuntu VM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A2" office:value-type="string">
            <text:p text:style-name="P24">Docker</text:p>
          </table:table-cell>
          <table:table-cell table:style-name="Table2.C2" office:value-type="string">
            <text:p text:style-name="P24">Installed and configured on same VM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A2" office:value-type="string">
            <text:p text:style-name="P24">Microk8s</text:p>
          </table:table-cell>
          <table:table-cell table:style-name="Table2.C2" office:value-type="string">
            <text:p text:style-name="P24">Installed and running on same VM</text:p>
          </table:table-cell>
        </table:table-row>
        <table:table-row>
          <table:table-cell table:style-name="Table2.A2" office:value-type="string">
            <text:p text:style-name="P25">6</text:p>
          </table:table-cell>
          <table:table-cell table:style-name="Table2.A2" office:value-type="string">
            <text:p text:style-name="P26">Jenkins File</text:p>
          </table:table-cell>
          <table:table-cell table:style-name="Table2.C2" office:value-type="string">
            <text:p text:style-name="P27">[source_root]/.jenkins/jenkinsfile</text:p>
          </table:table-cell>
        </table:table-row>
        <table:table-row>
          <table:table-cell table:style-name="Table2.A2" office:value-type="string">
            <text:p text:style-name="P25">7</text:p>
          </table:table-cell>
          <table:table-cell table:style-name="Table2.A2" office:value-type="string">
            <text:p text:style-name="P26">Docker File</text:p>
          </table:table-cell>
          <table:table-cell table:style-name="Table2.C2" office:value-type="string">
            <text:p text:style-name="P27">[source_root]/.<text:span text:style-name="T4">docker/</text:span><text:span text:style-name="T5">igp1.</text:span><text:span text:style-name="T4">dockerfile</text:span></text:p>
          </table:table-cell>
        </table:table-row>
        <table:table-row>
          <table:table-cell table:style-name="Table2.A2" office:value-type="string">
            <text:p text:style-name="P25">8</text:p>
          </table:table-cell>
          <table:table-cell table:style-name="Table2.A2" office:value-type="string">
            <text:p text:style-name="P26">Deployment.yaml</text:p>
          </table:table-cell>
          <table:table-cell table:style-name="Table2.C2" office:value-type="string">
            <text:p text:style-name="P27">[source_root]/.jenkins/.<text:span text:style-name="T6">Kubernetes/deployment.yaml</text:span></text:p>
          </table:table-cell>
        </table:table-row>
        <table:table-row>
          <table:table-cell table:style-name="Table2.A2" office:value-type="string">
            <text:p text:style-name="P25">9</text:p>
          </table:table-cell>
          <table:table-cell table:style-name="Table2.A2" office:value-type="string">
            <text:p text:style-name="P26">Services.yaml</text:p>
          </table:table-cell>
          <table:table-cell table:style-name="Table2.C2" office:value-type="string">
            <text:p text:style-name="P28">[source_root]/.jenkins//.<text:span text:style-name="T6">Kubernetes/</text:span><text:span text:style-name="T7">services.yaml</text:span></text:p>
          </table:table-cell>
        </table:table-row>
        <table:table-row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30">Build Log Output</text:p>
          </table:table-cell>
          <table:table-cell table:style-name="Table2.C2" office:value-type="string">
            <text:p text:style-name="P27"/>
          </table:table-cell>
        </table:table-row>
      </table:table>
      <text:p text:style-name="P31"/>
      <text:p text:style-name="P31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21:48:11.699957000</meta:creation-date>
    <dc:date>2025-12-02T22:08:17.936692300</dc:date>
    <meta:editing-duration>PT19M49S</meta:editing-duration>
    <meta:editing-cycles>35</meta:editing-cycles>
    <meta:generator>LibreOffice/25.2.7.2$Windows_X86_64 LibreOffice_project/5cbfd1ab6520636bb5f7b99185aa69bd7456825d</meta:generator>
    <meta:document-statistic meta:table-count="2" meta:image-count="0" meta:object-count="0" meta:page-count="4" meta:paragraph-count="45" meta:word-count="129" meta:character-count="1012" meta:non-whitespace-character-count="926"/>
  </office:meta>
</office:document-meta>
</file>